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214850" officeooo:paragraph-rsid="00214850"/>
    </style:style>
    <style:style style:name="P2" style:family="paragraph" style:parent-style-name="Heading_20_2">
      <style:text-properties officeooo:paragraph-rsid="00214850"/>
    </style:style>
    <style:style style:name="P3" style:family="paragraph" style:parent-style-name="Text_20_body" style:list-style-name="L1">
      <style:text-properties officeooo:paragraph-rsid="00214850"/>
    </style:style>
    <style:style style:name="P4" style:family="paragraph" style:parent-style-name="Text_20_body">
      <style:text-properties officeooo:paragraph-rsid="00214850"/>
    </style:style>
    <style:style style:name="T1" style:family="text">
      <style:text-properties officeooo:rsid="001a67ee"/>
    </style:style>
    <style:style style:name="T2" style:family="text">
      <style:text-properties officeooo:rsid="001d42a6"/>
    </style:style>
    <style:style style:name="T3" style:family="text">
      <style:text-properties officeooo:rsid="00214850"/>
    </style:style>
    <style:style style:name="T4" style:family="text">
      <style:text-properties officeooo:rsid="0021a7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tatusrapport 2</text:h>
      <text:p text:style-name="P4"><text:span text:style-name="T3">Vi har gjort enorma framsteg under veckan jämfört med vad vi förväntade oss. Vi har gjort färdigt krav 2, 9, 11, 12, 14-18, 26, 28-30, 34, 36-38 och 40. Vi har också börjat implementera krav 22 och 39. Alltså uppfyllde vi alla veckans krav som planerat, men även flera av nästa veckas krav. </text:span><text:span text:style-name="T4">Vi har också åtgärdat några buggar som fick spelet att krascha på mindre kraftfulla datorer. Nu när grunderna av spelet inom kollisionshantering, kontroll, grundläggande fiendebeteende</text:span><text:span text:style-name="T3"> </text:span><text:span text:style-name="T4">och power-ups är helt eller mestadels färdiga har vi en stabil bas att bygga vidare på, vilket bör göra allt framtida arbete lättare. </text:span></text:p>
      <text:h text:style-name="P2" text:outline-level="2"><text:span text:style-name="T2">Backlog</text:span></text:h>
      <text:list xml:id="list818530864" text:style-name="L1">
        <text:list-item>
          <text:p text:style-name="P3">27. Fiender ska röra på sig enligt förbestämda mönster (se kapitel 6.5 och figur 3, 5 och 7)</text:p>
        </text:list-item>
        <text:list-item>
          <text:p text:style-name="P3">35. Fienderna ska röra på sig enligt ett mönster i spel nivån.</text:p>
        </text:list-item>
        <text:list-item>
          <text:p text:style-name="P3">31. Fiender ska endast skjuta när de befinner sig i höjd med spelaren.</text:p>
        </text:list-item>
        <text:list-item>
          <text:p text:style-name="P3">23. Spelaren ska bli odödlig under en kort period när den tar skada.</text:p>
        </text:list-item>
        <text:list-item>
          <text:p text:style-name="P3">24. Spelaren ska inte kunna inte förstöra fiender via kollision under odödlighetsperioden.</text:p>
        </text:list-item>
        <text:list-item>
          <text:p text:style-name="P3">39. Triple-shot ska ge spelaren två extra skott.</text:p>
        </text:list-item>
        <text:list-item>
          <text:p text:style-name="P3">19. Spelaren ska förlora poäng vid kollision med fiende.</text:p>
        </text:list-item>
        <text:list-item>
          <text:p text:style-name="P3">20. Spelaren ska samla poäng när den förstör en fiende.</text:p>
        </text:list-item>
        <text:list-item>
          <text:p text:style-name="P3">21. Spelaren ska samla poäng när den plockar upp en Heal Power-up när den har fullt liv.</text:p>
        </text:list-item>
        <text:list-item>
          <text:p text:style-name="P3">22. Spelarens liv och poäng ska konstant visas på skärmen under rundans gång.</text:p>
        </text:list-item>
        <text:list-item>
          <text:p text:style-name="P3">------------------------------------------------------------------------------------------------------</text:p>
        </text:list-item>
        <text:list-item>
          <text:p text:style-name="P3">4. Spelet ska ha en startmeny.</text:p>
        </text:list-item>
        <text:list-item>
          <text:p text:style-name="P3">5. Startmenyn ska länka till sidan med alla nivåer.</text:p>
        </text:list-item>
        <text:list-item>
          <text:p text:style-name="P3">6. Startmenyn ska länka till hjälpsidan.</text:p>
        </text:list-item>
        <text:list-item>
          <text:p text:style-name="P3">7. Spelet ska kunna avlutas med en knapp på startmenyn.</text:p>
        </text:list-item>
        <text:list-item>
          <text:p text:style-name="P3">8. Spelet ska ha en hjälpsida där regler och kontroller förklaras.</text:p>
        </text:list-item>
        <text:list-item>
          <text:p text:style-name="P3">25. När spelaren dör ska rundan avslutas och spelaren ges möjlighet att spela igen eller gå tillbaka till startmenyn.</text:p>
        </text:list-item>
        <text:list-item>
          <text:p text:style-name="P3">32. Det ska finnas en nivå (Level 1) i spelet.</text:p>
        </text:list-item>
        <text:list-item>
          <text:p text:style-name="P3">33. Det ska kunna läggas till flera nivåer som använder samma spelobjekt.</text:p>
        </text:list-item>
        <text:list-item>
          <text:p text:style-name="P3"><text:span text:style-name="T1">B</text:span>7. Bakgrunden ska röra på sig för att ge användaren en känsla av hastighet.</text:p>
        </text:list-item>
        <text:list-item>
          <text:p text:style-name="P3"><text:span text:style-name="T1">B</text:span>2. Spelet ska ha bakgrundsmusik.</text:p>
        </text:list-item>
        <text:list-item>
          <text:p text:style-name="P3"><text:span text:style-name="T1">B</text:span><text:span text:style-name="T2">1. Spelet ska ha ljud för diverse händelser</text:span></text:p>
        </text:list-item>
        <text:list-item>
          <text:p text:style-name="P3"><text:soft-page-break/><text:span text:style-name="T1">B</text:span>9. Spelaren ska få en diamant-stjärna ifall den klarar av en nivå med 100% av alla möjliga poäng.</text:p>
        </text:list-item>
        <text:list-item>
          <text:p text:style-name="P3"><text:span text:style-name="T1">B</text:span>4. Antalet intjänade poäng ska sparas när spelaren till slut förlorar och rundan är avslutad.</text:p>
        </text:list-item>
        <text:list-item>
          <text:p text:style-name="P3"><text:span text:style-name="T1">B</text:span>5. Spelet ska ha en sida där intjänade poäng från tidigare rundor visas i en topplista.</text:p>
        </text:list-item>
        <text:list-item>
          <text:p text:style-name="P3"><text:span text:style-name="T1">B</text:span>3. Power-ups ska dras mot spelaren då den kommer i närheten av dem.</text:p>
        </text:list-item>
        <text:list-item>
          <text:p text:style-name="P3"><text:span text:style-name="T1">B</text:span>11. Fiender ska ha en chans att släppa ifrån sig power-ups när de förstörs av spelaren.</text:p>
        </text:list-item>
        <text:list-item>
          <text:p text:style-name="P3"><text:span text:style-name="T1">B</text:span>10. Det ska finnas fusk-kommandon som ger enorma bonusar.</text:p>
        </text:list-item>
        <text:list-item>
          <text:p text:style-name="P3"><text:span text:style-name="T1">B</text:span>6. Spelet ska ha en sida där användaren kan ändra vilka tangenter som gör vad.</text:p>
        </text:list-item>
        <text:list-item>
          <text:p text:style-name="P3"><text:span text:style-name="T1">B</text:span>8. Spelet ska ha fler nivåer utöver den först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5:02:21.486655071</meta:creation-date>
    <meta:generator>LibreOffice/6.4.6.2$Linux_X86_64 LibreOffice_project/40$Build-2</meta:generator>
    <dc:date>2020-12-05T15:18:45.503753466</dc:date>
    <meta:editing-duration>PT4M46S</meta:editing-duration>
    <meta:editing-cycles>1</meta:editing-cycles>
    <meta:document-statistic meta:table-count="0" meta:image-count="0" meta:object-count="0" meta:page-count="2" meta:paragraph-count="33" meta:word-count="481" meta:character-count="2722" meta:non-whitespace-character-count="2303"/>
  </office:meta>
</office:document-meta>
</file>